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ionBody.RegionBody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onBody.getColumnG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onBody.getCommonMarginB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onBody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onBody.bind( PropertyList p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gionBody.getColum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onBody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onBody.getViewportRectangle( FODimension reldims , SimplePageMaster sp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RegionBody.getDefaultReg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